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a41" officeooo:paragraph-rsid="000ee729"/>
    </style:style>
    <style:style style:name="T1" style:family="text">
      <style:text-properties officeooo:rsid="000eae89"/>
    </style:style>
    <style:style style:name="T2" style:family="text">
      <style:text-properties officeooo:rsid="000ee7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3-17-2016: VE_fault_viscous_old.txt. Time dependent viscous a</text:span>pproach following Moresi et al 2002, 2003a and 2003b</text:p>
      <text:p text:style-name="P1">04-26-2016: <text:span text:style-name="T2">VE_fault_viscous</text:span>.txt. <text:span text:style-name="T1">Refines the mesh every few time steps</text:span></text:p>
      <text:p text:style-name="P1">05-12-2016: <text:span text:style-name="T2">VE_fault_viscous</text:span>_output_giz.txt. Same as 04-26-2016 but outputs the elastic stress tensor (used to compute the elastic force with matlab)</text:p>
      <text:p text:style-name="P1">05-??-2016: <text:span text:style-name="T2">VE_fault_viscous</text:span>_simple.txt. Uses a simplified version of Moresi et al 2002, 2003a and 2003b and doesn't use the Jaunman ten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7:33:52.120967638</meta:creation-date>
    <dc:date>2016-05-13T16:16:43.618119750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62" meta:character-count="473" meta:non-whitespace-character-count="415"/>
  </office:meta>
</office:document-meta>
</file>